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Neue Haas Grotesk Text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06cm" fo:margin-top="0cm" fo:margin-bottom="0cm" loext:contextual-spacing="false" fo:line-height="120%" fo:text-align="center" style:justify-single-word="false" fo:orphans="0" fo:widows="2" fo:text-indent="0cm" style:auto-text-indent="false"/>
    </style:style>
    <style:style style:name="T1" style:family="text">
      <style:text-properties fo:font-variant="normal" fo:text-transform="non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style:font-name="apple-system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“</text:span><text:span text:style-name="T1">You don't have to be great to start, but you have to start to be great.”</text:span><text:span text:style-name="T2">Zig Ziglar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Neue Haas Grotesk Text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51:06.969818926</meta:creation-date>
    <dc:date>2019-11-29T16:52:09.049126873</dc:date>
    <meta:editing-duration>PT1M3S</meta:editing-duration>
    <meta:editing-cycles>1</meta:editing-cycles>
    <meta:document-statistic meta:table-count="0" meta:image-count="0" meta:object-count="0" meta:page-count="1" meta:paragraph-count="1" meta:word-count="17" meta:character-count="84" meta:non-whitespace-character-count="67"/>
    <meta:generator>LibreOffice/6.2.8.2$Linux_X86_64 LibreOffice_project/20$Build-2</meta:generator>
  </office:meta>
</office:document-meta>
</file>